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30000008DC7FEA60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adornments="Regular"/>
  </office:font-face-decls>
  <office:automatic-styles>
    <style:style style:name="Tabelle1" style:family="table">
      <style:table-properties style:width="15.529cm" fo:margin-left="0.009cm" fo:margin-top="0cm" fo:margin-bottom="0cm" table:align="left" style:writing-mode="lr-tb"/>
    </style:style>
    <style:style style:name="Tabelle1.A" style:family="table-column">
      <style:table-column-properties style:column-width="0.501cm"/>
    </style:style>
    <style:style style:name="Tabelle1.B" style:family="table-column">
      <style:table-column-properties style:column-width="0.499cm"/>
    </style:style>
    <style:style style:name="Tabelle1.C" style:family="table-column">
      <style:table-column-properties style:column-width="0.503cm"/>
    </style:style>
    <style:style style:name="Tabelle1.1" style:family="table-row">
      <style:table-row-properties style:min-row-height="0.501cm" fo:keep-together="auto"/>
    </style:style>
    <style:style style:name="Tabelle1.A1" style:family="table-cell">
      <style:table-cell-properties fo:padding-left="0.191cm" fo:padding-right="0.191cm" fo:padding-top="0cm" fo:padding-bottom="0cm" fo:border="0.5pt solid #aeaaaa" style:writing-mode="lr-tb"/>
    </style:style>
    <style:style style:name="Tabelle1.3" style:family="table-row">
      <style:table-row-properties style:min-row-height="0.499cm" fo:keep-together="auto"/>
    </style:style>
    <style:style style:name="P1" style:family="paragraph" style:parent-style-name="Footer">
      <loext:graphic-properties draw:fill="solid" draw:fill-color="#e6e6e6" draw:opacity="100%"/>
      <style:paragraph-properties fo:text-align="start" style:justify-single-word="false" fo:background-color="#e6e6e6" fo:padding="0.101cm" fo:border="0.06pt solid #000000" style:shadow="none">
        <style:tab-stops>
          <style:tab-stop style:position="1.667cm"/>
          <style:tab-stop style:position="7.567cm" style:type="center"/>
          <style:tab-stop style:position="17cm" style:type="right"/>
        </style:tab-stops>
      </style:paragraph-properties>
      <style:text-properties style:font-name="Liberation Sans" fo:font-size="16pt" fo:font-weight="bold" officeooo:rsid="0016db13" officeooo:paragraph-rsid="0016db13" style:font-size-asian="14pt" style:font-weight-asian="bold" style:font-size-complex="16pt" style:font-weight-complex="bold"/>
    </style:style>
    <style:style style:name="P2" style:family="paragraph" style:parent-style-name="Footer">
      <loext:graphic-properties draw:fill="solid" draw:fill-color="#e6e6e6" draw:opacity="100%"/>
      <style:paragraph-properties fo:background-color="#e6e6e6" fo:padding="0.101cm" fo:border="0.06pt solid #000000" style:shadow="none">
        <style:tab-stops>
          <style:tab-stop style:position="1.667cm"/>
          <style:tab-stop style:position="7.567cm" style:type="center"/>
          <style:tab-stop style:position="17cm" style:type="right"/>
        </style:tab-stops>
      </style:paragraph-properties>
      <style:text-properties officeooo:paragraph-rsid="0016a5f7"/>
    </style:style>
    <style:style style:name="P3" style:family="paragraph" style:parent-style-name="Rink-AB-Textfluss" style:list-style-name="WWNum1"/>
    <style:style style:name="P4" style:family="paragraph" style:parent-style-name="Rink-AB-Textfluss">
      <style:paragraph-properties fo:text-align="center" style:justify-single-word="false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19f5c0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style="italic" style:font-size-asian="12pt" style:font-style-asian="italic" style:font-size-complex="12pt"/>
    </style:style>
    <style:style style:name="T6" style:family="text">
      <style:text-properties fo:color="#4c4c4c" loext:opacity="100%" style:font-name="Arial" fo:font-size="9pt" style:font-size-asian="9pt" style:font-size-complex="9pt"/>
    </style:style>
    <style:style style:name="T7" style:family="text">
      <style:text-properties fo:color="#4c4c4c" loext:opacity="100%" style:font-name="Arial" fo:font-size="9pt" officeooo:rsid="0016a5f7" style:font-size-asian="9pt" style:font-size-complex="9pt"/>
    </style:style>
    <style:style style:name="T8" style:family="text">
      <style:text-properties fo:color="#4c4c4c" loext:opacity="100%" style:font-name="Arial" fo:font-size="9pt" officeooo:rsid="0018da50" style:font-size-asian="9pt" style:font-size-complex="9pt"/>
    </style:style>
    <style:style style:name="T9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10" style:family="text">
      <style:text-properties officeooo:rsid="0018da50"/>
    </style:style>
    <style:style style:name="T11" style:family="text">
      <style:text-properties fo:font-size="6pt" style:font-size-asian="5.25pt" style:font-size-complex="6pt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Rink-AB-Überschrift">Die Processing-Umgebung</text:p>
      <text:p text:style-name="Rink-AB-Textfluss">Um zu verstehen, wie die Befehle und die Umgebung in Processing aufgebaut ist, machen wir einen Ausflug in die Mathematik:</text:p>
      <text:p text:style-name="Rink-AB-Aufgabe-Überschrift">Aufgabe:</text:p>
      <text:list text:style-name="WWNum1">
        <text:list-item>
          <text:p text:style-name="P3">Zeichne ein Koordinatensystem mit der Größe 10cm x 10cm.</text:p>
        </text:list-item>
        <text:list-item>
          <text:p text:style-name="P3">Zeichne einen Kreis mit dem Mittelpunkt K1(5|5) und dem Durchmesser 9cm.</text:p>
        </text:list-item>
        <text:list-item>
          <text:p text:style-name="P3">Zeichne einen Kreis mit dem Mittelpunkt K2(5|5) und dem Durchmesser 1cm.</text:p>
        </text:list-item>
        <text:list-item>
          <text:p text:style-name="P3">Zeichne einen Kreis mit dem Mittelpunkt K3(3|7) und dem Durchmesser 1cm.</text:p>
        </text:list-item>
        <text:list-item>
          <text:p text:style-name="P3">Zeichne einen Kreis mit dem Mittelpunkt K2(7|7) und dem Durchmesser 1cm.</text:p>
        </text:list-item>
        <text:list-item>
          <text:p text:style-name="P3">Zeichne ein Rechteck, dessen linke obere Ecke bei R(2,5|3,5) liegt, eine Breite von 5cm und Höhe von 1cm hat.</text:p>
        </text:list-item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B"/>
        <table:table-column table:style-name="Tabelle1.C"/>
        <table:table-column table:style-name="Tabelle1.B"/>
        <table:table-column table:style-name="Tabelle1.A"/>
        <table:table-column table:style-name="Tabelle1.C"/>
        <table:table-column table:style-name="Tabelle1.B"/>
        <table:table-column table:style-name="Tabelle1.C"/>
        <table:table-column table:style-name="Tabelle1.B"/>
        <table:table-column table:style-name="Tabelle1.C"/>
        <table:table-column table:style-name="Tabelle1.A"/>
        <table:table-column table:style-name="Tabelle1.B"/>
        <table:table-column table:style-name="Tabelle1.C"/>
        <table:table-column table:style-name="Tabelle1.B"/>
        <table:table-column table:style-name="Tabelle1.C"/>
        <table:table-column table:style-name="Tabelle1.B"/>
        <table:table-column table:style-name="Tabelle1.A"/>
        <table:table-column table:style-name="Tabelle1.C"/>
        <table:table-column table:style-name="Tabelle1.B"/>
        <table:table-column table:style-name="Tabelle1.C"/>
        <table:table-column table:style-name="Tabelle1.B"/>
        <table:table-column table:style-name="Tabelle1.C"/>
        <table:table-column table:style-name="Tabelle1.A"/>
        <table:table-column table:style-name="Tabelle1.B"/>
        <table:table-column table:style-name="Tabelle1.C"/>
        <table:table-column table:style-name="Tabelle1.B"/>
        <table:table-column table:style-name="Tabelle1.C"/>
        <table:table-column table:style-name="Tabelle1.B"/>
        <table:table-column table:style-name="Tabelle1.A"/>
        <table:table-row table:style-name="Tabelle1.1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 table:style-name="Tabelle1.3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</table:table>
      <text:p text:style-name="Rink-AB-Textfluss"/>
      <text:p text:style-name="Rink-AB-Aufgabe-Überschrift">Aufgaben: </text:p>
      <text:list text:style-name="Numbering_20_123">
        <text:list-item>
          <text:h text:style-name="Rink-AB-Aufgaben" text:outline-level="1">Welchen Unterschied zur Beschreibung von Koordinaten gibt es in Processing?<text:line-break/><text:span text:style-name="T11"> </text:span></text:h>
        </text:list-item>
      </text:list>
      <text:p text:style-name="Schreiblinien">___________________________________________________________________</text:p>
      <text:p text:style-name="Schreiblinien">___________________________________________________________________</text:p>
      <text:p text:style-name="Schreiblinien">___________________________________________________________________</text:p>
      <text:p text:style-name="Schreiblinien">___________________________________________________________________</text:p>
      <text:list text:continue-numbering="true" text:style-name="Numbering_20_123">
        <text:list-item>
          <text:h text:style-name="Rink-AB-Aufgaben" text:outline-level="1">Versuche selbst den Smiley in Processing zu erzeugen. Wähle ein Koordinatensystem der Größe 500x500.</text:h>
        </text:list-item>
        <text:list-item>
          <text:h text:style-name="Rink-AB-Aufgaben" text:outline-level="1"><text:span text:style-name="T3">Male das Haus des Nikolaus in Processing. <text:line-break/>Tipp: Neben </text:span><text:span text:style-name="T5">rect()</text:span><text:span text:style-name="T3"> gibt es auch einen </text:span><text:span text:style-name="T5">line()</text:span><text:span text:style-name="T3"> Befehl.</text:span></text:h>
        </text:list-item>
        <text:list-item>
          <text:h text:style-name="Rink-AB-Aufgaben" text:outline-level="1">Recherchiere in der Processing-Dokumentation, welche Formen es gibt und wie man die Farben verändert. Erzeuge damit ein eigenes Kunstwerk. <text:span text:style-name="T11"><text:s/></text:span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adornments="Regular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ink-AB" style:family="paragraph" style:parent-style-name="Standard" style:master-page-name="">
      <style:paragraph-properties style:page-number="auto"/>
      <style:text-properties style:font-name="Liberation Sans1" fo:font-family="'Liberation Sans'" style:font-style-name="Standard" style:font-family-generic="swiss" style:font-pitch="variable" fo:font-size="12pt" fo:font-weight="normal"/>
    </style:style>
    <style:style style:name="Rink-AB-Überschrift" style:family="paragraph" style:parent-style-name="Rink-AB" style:master-page-name="">
      <style:paragraph-properties style:page-number="auto"/>
      <style:text-properties fo:font-size="16pt" fo:font-weight="bold"/>
    </style:style>
    <style:style style:name="Rink-AB-Textfluss" style:family="paragraph" style:parent-style-name="Rink-AB" style:master-page-name="">
      <style:paragraph-properties style:page-number="auto"/>
    </style:style>
    <style:style style:name="Rink-AB-Aufgabe-Überschrift" style:family="paragraph" style:parent-style-name="Rink-AB" style:list-style-name="" style:master-page-name="">
      <style:paragraph-properties style:page-number="auto"/>
      <style:text-properties style:text-underline-style="solid" style:text-underline-width="auto" style:text-underline-color="font-color" fo:font-weight="bold"/>
    </style:style>
    <style:style style:name="Rink-AB-Aufgaben" style:family="paragraph" style:parent-style-name="Rink-AB" style:default-outline-level="1" style:list-style-name="Numbering_20_123">
      <style:text-properties fo:font-style="italic"/>
    </style:style>
    <style:style style:name="Rink-AB-Tabelle" style:family="paragraph" style:parent-style-name="Table_20_Contents" style:master-page-name="">
      <style:paragraph-properties style:page-number="auto" fo:padding="0.049cm" fo:border="none">
        <style:tab-stops/>
      </style:paragraph-properties>
      <style:text-properties fo:font-size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chreiblinien" style:family="paragraph" style:parent-style-name="Rink-AB">
      <style:paragraph-properties fo:margin-left="1cm" fo:line-height="150%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umbering_20_Symbols" style:display-name="Numbering Symbols" style:family="text"/>
    <style:style style:name="Caption_20_characters" style:display-name="Caption character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bullet text:level="3" text:style-name="Caption_20_characters" loext:num-list-format="%3%" text:bullet-char="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de" number:country="DE">
      <number:month number:textual="true"/>
      <number:text> </number:text>
      <number:year/>
    </number:dat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loext:graphic-properties draw:fill="solid" draw:fill-color="#e6e6e6" draw:opacity="100%"/>
      <style:paragraph-properties fo:text-align="start" style:justify-single-word="false" fo:background-color="#e6e6e6" fo:padding="0.101cm" fo:border="0.06pt solid #000000" style:shadow="none">
        <style:tab-stops>
          <style:tab-stop style:position="1.667cm"/>
          <style:tab-stop style:position="7.567cm" style:type="center"/>
          <style:tab-stop style:position="17cm" style:type="right"/>
        </style:tab-stops>
      </style:paragraph-properties>
      <style:text-properties style:font-name="Liberation Sans" fo:font-size="16pt" fo:font-weight="bold" officeooo:rsid="0016db13" officeooo:paragraph-rsid="0016db13" style:font-size-asian="14pt" style:font-weight-asian="bold" style:font-size-complex="16pt" style:font-weight-complex="bold"/>
    </style:style>
    <style:style style:name="MP2" style:family="paragraph" style:parent-style-name="Footer">
      <loext:graphic-properties draw:fill="solid" draw:fill-color="#e6e6e6" draw:opacity="100%"/>
      <style:paragraph-properties fo:background-color="#e6e6e6" fo:padding="0.101cm" fo:border="0.06pt solid #000000" style:shadow="none">
        <style:tab-stops>
          <style:tab-stop style:position="1.667cm"/>
          <style:tab-stop style:position="7.567cm" style:type="center"/>
          <style:tab-stop style:position="17cm" style:type="right"/>
        </style:tab-stops>
      </style:paragraph-properties>
      <style:text-properties officeooo:paragraph-rsid="0016a5f7"/>
    </style:style>
    <style:style style:name="MT1" style:family="text">
      <style:text-properties officeooo:rsid="0018da50"/>
    </style:style>
    <style:style style:name="MT2" style:family="text">
      <style:text-properties fo:font-size="12pt" fo:font-weight="normal" style:font-size-asian="12pt" style:font-weight-asian="normal" style:font-size-complex="12pt" style:font-weight-complex="normal"/>
    </style:style>
    <style:style style:name="MT3" style:family="text">
      <style:text-properties fo:font-size="12pt" fo:font-weight="normal" officeooo:rsid="0019f5c0" style:font-size-asian="12pt" style:font-weight-asian="normal" style:font-size-complex="12pt" style:font-weight-complex="normal"/>
    </style:style>
    <style:style style:name="MT4" style:family="text">
      <style:text-properties fo:color="#4c4c4c" loext:opacity="100%" style:font-name="Arial" fo:font-size="9pt" style:font-size-asian="9pt" style:font-size-complex="9pt"/>
    </style:style>
    <style:style style:name="MT5" style:family="text">
      <style:text-properties fo:color="#4c4c4c" loext:opacity="100%" style:font-name="Arial" fo:font-size="9pt" officeooo:rsid="0016a5f7" style:font-size-asian="9pt" style:font-size-complex="9pt"/>
    </style:style>
    <style:style style:name="MT6" style:family="text">
      <style:text-properties fo:color="#4c4c4c" loext:opacity="100%" style:font-name="Arial" fo:font-size="9pt" officeooo:rsid="0018da50" style:font-size-asian="9pt" style:font-size-complex="9pt"/>
    </style:style>
    <style:style style:name="M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64cm" fo:margin-bottom="1.2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0.499cm" fo:background-color="transparent" draw:fill="none" draw:fill-color="#729fcf"/>
      </style:header-style>
      <style:footer-style>
        <style:header-footer-properties svg:height="1.277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lgorithmen</text:span> <text:tab/><text:tab/><text:span text:style-name="MT2">AB Nr. </text:span><text:span text:style-name="MT3">1</text:span></text:p>
      </style:header>
      <style:footer>
        <text:p text:style-name="MP2"><draw:a xlink:type="simple" xlink:href="https://creativecommons.org/licenses/by-nc-sa/4.0/"><draw:frame draw:style-name="Mfr1" draw:name="Bild1 Kopie 1" text:anchor-type="char" svg:x="0.09cm" svg:y="0.101cm" svg:width="1.512cm" svg:height="0.529cm" draw:z-index="0"><draw:image xlink:href="Pictures/10000001000001930000008DC7FEA60D.png" xlink:type="simple" xlink:show="embed" xlink:actuate="onLoad" draw:mime-type="image/png"/></draw:frame></draw:a><text:span text:style-name="MT4"><text:tab/></text:span><text:span text:style-name="MT5">Rink (</text:span><text:span text:style-name="MT5"><text:date style:data-style-name="N10114" text:date-value="2024-09-02T10:54:30.790000003" text:fixed="true">Sep 24</text:date></text:span><text:span text:style-name="MT5">)<text:tab/></text:span><text:span text:style-name="MT5"><text:page-number text:select-page="current">1</text:page-number></text:span><text:span text:style-name="MT5">/</text:span><text:span text:style-name="MT5"><text:page-count>1</text:page-count></text:span><text:span text:style-name="MT5"><text:tab/></text:span><text:span text:style-name="MT6">IMP</text:span><text:span text:style-name="MT5"> </text:span><text:span text:style-name="MT6">8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2T10:27:12.969000000</meta:creation-date>
    <dc:date>2024-10-01T08:08:47.738000000</dc:date>
    <meta:editing-duration>PT58M34S</meta:editing-duration>
    <meta:editing-cycles>7</meta:editing-cycles>
    <meta:generator>LibreOffice/7.6.5.2$Windows_X86_64 LibreOffice_project/38d5f62f85355c192ef5f1dd47c5c0c0c6d6598b</meta:generator>
    <meta:document-statistic meta:table-count="1" meta:image-count="1" meta:object-count="0" meta:page-count="1" meta:paragraph-count="20" meta:word-count="179" meta:character-count="1363" meta:non-whitespace-character-count="1204"/>
  </office:meta>
</office:document-meta>
</file>